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20-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AND THE PRINCE (20:1-42): David finds Jonathan and tells him of Saul's determination to kill him. Jonathan devises a plan to find out if this is true and warn David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AND THE PRINCE (20:1-42): David finds Jonathan and tells him of Saul's determination to kill him. Jonathan devises a plan to find out if this is true and warn David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use of David's fears (20:1-2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use of David's fears (20:1-2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blem (20:1-11): In spite of Jonathan's attempts to reassure him, David is convinced that Saul is still trying to kill him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romise (20:12-17): Jonathan promises to warn David about his father's plans, and both men make a sacred vow to be loyal to each other, whatever the cost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lan (20:18-23): On the new moon festival David will hide in a field. The next day Jonathan will warn him by a prearranged signal. He will shoot arrows and tell a servant to go fetch them. If he tells the servant to go farther, David will know that Saul is planning to kill him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 AND THE PRINCE (20:1-42): David finds Jonathan and tells him of Saul's determination to kill him. Jonathan devises a plan to find out if this is true and warn David.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cause of David's fears (20:1-2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onfirmation of David's fears (20:24-4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confirmation of David's fears (20:24-42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David's absence (20:24-29): At the new moon festival Saul notices that David is not present at the meal. Jonathan makes up the excuse that David has gone to Bethlehem to take part in a family sacrifice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Saul's anger (20:30-34): A furious Saul not only states his intention to kill David but actually attempts to murder Jonathan for befriending him!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Jonathan's arrows (20:35-42): In accordance with their plan, Jonathan shoots some arrows to warn David. So David meets with Jonathan one final time to affirm his loyalty and say goodbye before he leaves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 AND THE PRINCE (20:1-42): David finds Jonathan and tells him of Saul's determination to kill him. Jonathan devises a plan to find out if this is true and warn David.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cause of David's fears (20:1-23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onfirmation of David's fears (20:24-4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SAMUEL 20-2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 AND THE PRINCE (20:1-42): David finds Jonathan and tells him of Saul's determination to kill him. Jonathan devises a plan to find out if this is true and warn David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 AND THE PRIEST (21:1-9): David goes to the city of Nob to see Ahimelech the priest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DAVID AND THE PRIEST (21:1-9): David goes to the city of Nob to see Ahimelech the priest.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falsehood (21:1-2): David tells the priest that Saul has sent him on a private mission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favor (21:3-9): The priest provides David with holy bread and offers him Goliath's sword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SAMUEL 20-21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DAVID AND THE PRINCE (20:1-42): David finds Jonathan and tells him of Saul's determination to kill him. Jonathan devises a plan to find out if this is true and warn David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 AND THE PRIEST (21:1-9): David goes to the city of Nob to see Ahimelech the priest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 AND THE PAGAN (21:10-15): David seeks refuge from Saul in the Philistine city of Gath. He fears what the king of Gath might do to him, so he pretends to be insane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20-21 </dc:title>
    <meta:initial-creator>David STRICKLAND</meta:initial-creator>
    <dc:creator>David STRICKLAND</dc:creator>
    <meta:creation-date>2020-02-24T11:15:59Z</meta:creation-date>
    <dc:date>2020-02-24T11:15:59Z</dc:date>
    <meta:template xlink:href="BibleStudy" xlink:type="simple"/>
    <meta:editing-cycles>1</meta:editing-cycles>
    <meta:editing-duration>PT0S</meta:editing-duration>
    <meta:document-statistic meta:paragraph-count="28" meta:word-count="650"/>
  </office:meta>
</office:document-meta>
</file>